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number-columns-spanned="3" table:style-name="IdentificativoPreventivo.A2">
            <text:p text:style-name="P18">
<text:span text:style-name="Strong Emphasis">BRANDED APPAREL ITALIA SRL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03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6">
Oggetto:
</text:p>
          </table:table-cell>
          <table:table-cell office:value-type="string" table:number-columns-spanned="4" table:style-name="IdentificativoPreventivo.A2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Pipp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
</text:p>
          </table:table-cell>
          <table:covered-table-cell/>
          <table:table-cell office:value-type="string" table:number-columns-spanned="2" table:style-name="Table2.A1">
            <text:p text:style-name="P17">
€1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1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4.009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1126in" svg:height="0.8252in" draw:z-index="5" draw:style-name="Mfr1" svg:width="3.7339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5:43:48</dc:date>
    <meta:editing-cycles>201</meta:editing-cycles>
    <meta:editing-duration>PT10H19M09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